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88000034A2AFA683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389cm" svg:height="27.999cm" svg:x="1.4cm" svg:y="0.5cm">
          <draw:image xlink:href="Pictures/1000020100001388000034A2AFA6839C.png" xlink:type="simple" xlink:show="embed" xlink:actuate="onLoad">
            <text:p/>
          </draw:image>
        </draw:frame>
        <draw:custom-shape draw:style-name="gr2" draw:text-style-name="P1" draw:layer="layout" svg:width="0.211cm" svg:height="12cm" svg:x="12.28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11cm" svg:height="12cm" svg:x="12.289cm" svg:y="14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02cm" svg:height="1.119cm" draw:transform="rotate (-1.5707963267949) translate (13.98cm 16.18cm)">
          <draw:text-box>
            <text:p text:style-name="P2"><text:span text:style-name="T1">Genome copy A</text:span></text:p>
          </draw:text-box>
        </draw:frame>
        <draw:frame draw:style-name="gr3" draw:text-style-name="P2" draw:layer="layout" svg:width="7.02cm" svg:height="1.119cm" draw:transform="rotate (-1.5707963267949) translate (13.981cm 3.98cm)">
          <draw:text-box>
            <text:p text:style-name="P2"><text:span text:style-name="T1">Genome copy B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8:17:55.520900483</meta:creation-date>
    <dc:date>2017-03-02T11:21:28.636815034</dc:date>
    <meta:editing-duration>P2DT16H54M42S</meta:editing-duration>
    <meta:editing-cycles>3</meta:editing-cycles>
    <meta:generator>LibreOffice/4.2.8.2$Linux_X86_64 LibreOffice_project/420m0$Build-2</meta:generator>
    <meta:document-statistic meta:object-count="28"/>
  </office:meta>
</office:document-meta>
</file>